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RestServiceServer.createServer( RestTemplate restTempl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RestServiceServer.bindTo( RestTemplate restTempl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RestServiceServer.expect( ExpectedCount count , RequestMatcher 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ClientHttpRequestFactory.executeInter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RestServiceServer.MockRestServiceServer( RequestExpectationManager expectation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ClientHttpRequestFactory.createRequest( URI uri , HttpMethod http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Builder.build( RequestExpectationManager mana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ockRestServiceServer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Builder.DefaultBuilder( RestTemplate restTempl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RestServiceServer.verif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Builder.bui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ckRestServiceServer.verify( Duration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RestServiceServer.createServer( RestGatewaySupport restGatew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RestServiceServer.expect( RequestMatcher mat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Builder.ignoreExpectOrder( boolean ignoreExpect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Builder.buffer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RestServiceServer.bindTo( RestGatewaySupport restGatewaySup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ClientHttpRequestFactory.createRequestInternal( URI uri , HttpMethod http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